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ystem" style:font-pitch="variable"/>
    <style:font-face style:name="Noto Sans Devanagari1" svg:font-family="'Noto Sans Devanagari'" style:font-family-generic="swiss"/>
    <style:font-face style:name="OpenSymbol" svg:font-family="OpenSymbol" style:font-charset="x-symbol"/>
    <style:font-face style:name="Source Han Sans CN" svg:font-family="'Source Han Sans CN'" style:font-family-generic="system" style:font-pitch="variable"/>
  </office:font-face-decls>
  <office:automatic-styles>
    <style:style style:name="Respuestas" style:family="table">
      <style:table-properties style:width="6.925in" table:align="margins" style:shadow="none" style:may-break-between-rows="true" table:border-model="collapsing"/>
    </style:style>
    <style:style style:name="Respuestas.A" style:family="table-column">
      <style:table-column-properties style:column-width="0.9889in" style:rel-column-width="9361*"/>
    </style:style>
    <style:style style:name="Respuestas.B" style:family="table-column">
      <style:table-column-properties style:column-width="0.9896in" style:rel-column-width="9362*"/>
    </style:style>
    <style:style style:name="Respuestas.D" style:family="table-column">
      <style:table-column-properties style:column-width="0.9896in" style:rel-column-width="9363*"/>
    </style:style>
    <style:style style:name="Respuestas.F" style:family="table-column">
      <style:table-column-properties style:column-width="1.9785in" style:rel-column-width="18726*"/>
    </style:style>
    <style:style style:name="Respuestas.1" style:family="table-row">
      <style:table-row-properties fo:keep-together="auto"/>
    </style:style>
    <style:style style:name="Respuestas.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Respuestas.A2" style:family="table-cell">
      <style:table-cell-properties fo:background-color="transparent" fo:padding="0in" fo:border="none" style:writing-mode="page">
        <style:background-image/>
      </style:table-cell-properties>
    </style:style>
    <style:style style:name="Respuestas.B2" style:family="table-cell" style:data-style-name="N20000">
      <style:table-cell-properties fo:background-color="transparent" fo:padding="0in" fo:border="none" style:writing-mode="page">
        <style:background-image/>
      </style:table-cell-properties>
    </style:style>
    <style:style style:name="Respuestas.F4" style:family="table-cell">
      <style:table-cell-properties fo:background-color="transparent" fo:padding="0in" fo:border="none" style:writing-mode="page">
        <style:background-image/>
      </style:table-cell-properties>
    </style:style>
    <style:style style:name="Respuestas.B7" style:family="table-cell">
      <style:table-cell-properties fo:background-color="transparent" fo:padding="0in" fo:border="none" style:writing-mode="page">
        <style:background-image/>
      </style:table-cell-properties>
    </style:style>
    <style:style style:name="Respuestas.C7" style:family="table-cell">
      <style:table-cell-properties fo:background-color="transparent" fo:padding="0in" fo:border="none" style:writing-mode="page">
        <style:background-image/>
      </style:table-cell-properties>
    </style:style>
    <style:style style:name="Respuestas.D7" style:family="table-cell">
      <style:table-cell-properties fo:background-color="transparent" fo:padding="0in" fo:border="none" style:writing-mode="page">
        <style:background-image/>
      </style:table-cell-properties>
    </style:style>
    <style:style style:name="Respuestas.E7" style:family="table-cell">
      <style:table-cell-properties fo:background-color="transparent" fo:padding="0in" fo:border="none" style:writing-mode="page">
        <style:background-image/>
      </style:table-cell-properties>
    </style:style>
    <style:style style:name="Respuestas.F7" style:family="table-cell">
      <style:table-cell-properties fo:background-color="transparent" fo:padding="0in" fo:border="none" style:writing-mode="page">
        <style:background-image/>
      </style:table-cell-properties>
    </style:style>
    <style:style style:name="Respuestas.F8" style:family="table-cell">
      <style:table-cell-properties fo:background-color="transparent" fo:padding="0in" fo:border="none" style:writing-mode="page">
        <style:background-image/>
      </style:table-cell-properties>
    </style:style>
    <style:style style:name="Respuestas.9" style:family="table-row">
      <style:table-row-properties style:min-row-height="0.3632in" fo:keep-together="auto"/>
    </style:style>
    <style:style style:name="Respuestas.A10" style:family="table-cell">
      <style:table-cell-properties fo:background-color="transparent" fo:padding="0in" fo:border-left="none" fo:border-right="none" fo:border-top="none" fo:border-bottom="0.75pt solid #000000" style:writing-mode="page">
        <style:background-image/>
      </style:table-cell-properties>
    </style:style>
    <style:style style:name="Respuestas.B10" style:family="table-cell" style:data-style-name="N20000">
      <style:table-cell-properties fo:background-color="transparent" fo:padding="0in" fo:border-left="none" fo:border-right="none" fo:border-top="none" fo:border-bottom="0.75pt solid #000000" style:writing-mode="page">
        <style:background-image/>
      </style:table-cell-properties>
    </style:style>
    <style:style style:name="P1" style:family="paragraph" style:parent-style-name="Standard">
      <style:text-properties officeooo:paragraph-rsid="001f7a53"/>
    </style:style>
    <style:style style:name="P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782d8" officeooo:paragraph-rsid="001782d8"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7acfc" officeooo:paragraph-rsid="0017acfc"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91b75" officeooo:paragraph-rsid="00191b75"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a9518" officeooo:paragraph-rsid="001a9518"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c8f1f" officeooo:paragraph-rsid="001c8f1f"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da454" officeooo:paragraph-rsid="001da454"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e22b0" officeooo:paragraph-rsid="001e22b0"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e8879" officeooo:paragraph-rsid="001e8879"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f24a1" officeooo:paragraph-rsid="001f24a1" style:font-size-asian="12pt" style:font-style-asian="normal" style:font-weight-asian="normal" style:font-size-complex="12pt" style:font-style-complex="normal" style:font-weight-complex="normal" style:text-overline-style="none" style:text-overline-color="font-color"/>
    </style:style>
    <style:style style:name="T1" style:family="text">
      <style:text-properties officeooo:rsid="001782d8"/>
    </style:style>
    <style:style style:name="T2" style:family="text">
      <style:text-properties officeooo:rsid="0017acfc"/>
    </style:style>
    <style:style style:name="T3" style:family="text">
      <style:text-properties officeooo:rsid="001c8f1f"/>
    </style:style>
    <style:style style:name="T4" style:family="text">
      <style:text-properties officeooo:rsid="001da454"/>
    </style:style>
    <style:style style:name="T5" style:family="text">
      <style:text-properties officeooo:rsid="001e22b0"/>
    </style:style>
    <style:style style:name="T6" style:family="text">
      <style:text-properties officeooo:rsid="001e8879"/>
    </style:style>
    <style:style style:name="T7" style:family="text">
      <style:text-properties officeooo:rsid="001f24a1"/>
    </style:style>
    <style:style style:name="T8" style:family="text">
      <style:text-properties officeooo:rsid="001f7a53"/>
    </style:style>
    <text:list-style style:name="L1">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able:table table:name="Respuestas" table:style-name="Respuestas" table:template-name="Academic">
        <table:table-column table:style-name="Respuestas.A"/>
        <table:table-column table:style-name="Respuestas.B" table:number-columns-repeated="2"/>
        <table:table-column table:style-name="Respuestas.D"/>
        <table:table-column table:style-name="Respuestas.A"/>
        <table:table-column table:style-name="Respuestas.F"/>
        <table:table-row table:style-name="Respuestas.1">
          <table:table-cell table:style-name="Respuestas.A1" office:value-type="string">
            <text:p text:style-name="P3">Directori</text:p>
          </table:table-cell>
          <table:table-cell table:style-name="Respuestas.A1" office:value-type="string">
            <text:p text:style-name="P3">Tipus</text:p>
          </table:table-cell>
          <table:table-cell table:style-name="Respuestas.A1" office:value-type="string">
            <text:p text:style-name="P4">Frequencia Total</text:p>
          </table:table-cell>
          <table:table-cell table:style-name="Respuestas.A1" office:value-type="string">
            <text:p text:style-name="P3">Freqüència <text:span text:style-name="T2">Incremental</text:span></text:p>
          </table:table-cell>
          <table:table-cell table:style-name="Respuestas.A1" office:value-type="string">
            <text:p text:style-name="P3">Medi</text:p>
          </table:table-cell>
          <table:table-cell table:style-name="Respuestas.A1" office:value-type="string">
            <text:p text:style-name="P3">Politica Expiració</text:p>
          </table:table-cell>
        </table:table-row>
        <table:table-row table:style-name="Respuestas.1">
          <table:table-cell table:style-name="Respuestas.A2" office:value-type="string">
            <text:p text:style-name="P2">/</text:p>
          </table:table-cell>
          <table:table-cell table:style-name="Respuestas.B2" office:value-type="float" office:value="0">
            <text:p text:style-name="P3">Total</text:p>
          </table:table-cell>
          <table:table-cell table:style-name="Respuestas.B2" office:value-type="float" office:value="0">
            <text:p text:style-name="P4">6 mesos</text:p>
          </table:table-cell>
          <table:table-cell table:style-name="Respuestas.B2" office:value-type="float" office:value="0">
            <text:p text:style-name="P9">No</text:p>
          </table:table-cell>
          <table:table-cell table:style-name="Respuestas.B2" office:value-type="float" office:value="0">
            <text:p text:style-name="P3">Cinta</text:p>
          </table:table-cell>
          <table:table-cell table:style-name="Respuestas.B2" office:value-type="float" office:value="0">
            <text:p text:style-name="P3">6 mesos (Unicament hi ha configuracions y sistema operatiu, <text:span text:style-name="T2">si no es important podria no fer-se</text:span>)</text:p>
          </table:table-cell>
        </table:table-row>
        <table:table-row table:style-name="Respuestas.1">
          <table:table-cell table:style-name="Respuestas.A2" office:value-type="string">
            <text:p text:style-name="P2">/<text:span text:style-name="T1">usr</text:span></text:p>
          </table:table-cell>
          <table:table-cell table:style-name="Respuestas.B2" office:value-type="float" office:value="0">
            <text:p text:style-name="P3">Total</text:p>
          </table:table-cell>
          <table:table-cell table:style-name="Respuestas.B2" office:value-type="float" office:value="0">
            <text:p text:style-name="P4">6 mesos</text:p>
          </table:table-cell>
          <table:table-cell table:style-name="Respuestas.B2" office:value-type="float" office:value="0">
            <text:p text:style-name="P9">No</text:p>
          </table:table-cell>
          <table:table-cell table:style-name="Respuestas.B2" office:value-type="float" office:value="0">
            <text:p text:style-name="P4">Cinta</text:p>
          </table:table-cell>
          <table:table-cell table:style-name="Respuestas.B2" office:value-type="float" office:value="0">
            <text:p text:style-name="P4">6 mesos (Podria no fer-se si no hi ha binaris que s’hagin de compilar “a má” per estalviar temps)</text:p>
          </table:table-cell>
        </table:table-row>
        <table:table-row table:style-name="Respuestas.1">
          <table:table-cell table:style-name="Respuestas.A2" office:value-type="string">
            <text:p text:style-name="P2">/<text:span text:style-name="T1">tmp</text:span></text:p>
          </table:table-cell>
          <table:table-cell table:style-name="Respuestas.B2" office:value-type="float" office:value="0">
            <text:p text:style-name="P4">No</text:p>
          </table:table-cell>
          <table:table-cell table:style-name="Respuestas.B2" office:value-type="float" office:value="0">
            <text:p text:style-name="P4">No</text:p>
          </table:table-cell>
          <table:table-cell table:style-name="Respuestas.B2" office:value-type="float" office:value="0">
            <text:p text:style-name="P4">No</text:p>
          </table:table-cell>
          <table:table-cell table:style-name="Respuestas.B2" office:value-type="float" office:value="0">
            <text:p text:style-name="P4">No</text:p>
          </table:table-cell>
          <table:table-cell table:style-name="Respuestas.F4" office:value-type="string">
            <text:p text:style-name="P4">N<text:span text:style-name="T7">o es fa</text:span>, unicament hi ha arxius temporals</text:p>
          </table:table-cell>
        </table:table-row>
        <table:table-row table:style-name="Respuestas.1">
          <table:table-cell table:style-name="Respuestas.A2" office:value-type="string">
            <text:p text:style-name="P2">/<text:span text:style-name="T1">var/log</text:span></text:p>
          </table:table-cell>
          <table:table-cell table:style-name="Respuestas.B2" office:value-type="float" office:value="0">
            <text:p text:style-name="P4">Incremental</text:p>
          </table:table-cell>
          <table:table-cell table:style-name="Respuestas.B2" office:value-type="float" office:value="0">
            <text:p text:style-name="P5">1 <text:span text:style-name="T4">any</text:span></text:p>
          </table:table-cell>
          <table:table-cell table:style-name="Respuestas.B2" office:value-type="float" office:value="0">
            <text:p text:style-name="P4">1 <text:span text:style-name="T4">mes</text:span></text:p>
          </table:table-cell>
          <table:table-cell table:style-name="Respuestas.B2" office:value-type="float" office:value="0">
            <text:p text:style-name="P4">Cinta</text:p>
          </table:table-cell>
          <table:table-cell table:style-name="Respuestas.B2" office:value-type="float" office:value="0">
            <text:p text:style-name="P8">2 anys→</text:p>
            <text:p text:style-name="P8">Suponiendo 5GB al mes</text:p>
            <text:p text:style-name="P8">(20GB + 5GB*12) * 2 <text:span text:style-name="T5">= aprox 200GB</text:span></text:p>
            <text:p text:style-name="P9">Que con compresión al ser texto serán 100GB </text:p>
          </table:table-cell>
        </table:table-row>
        <table:table-row table:style-name="Respuestas.1">
          <table:table-cell table:style-name="Respuestas.A2" office:value-type="string">
            <text:p text:style-name="P2">/<text:span text:style-name="T1">var/mail</text:span></text:p>
          </table:table-cell>
          <table:table-cell table:style-name="Respuestas.B2" office:value-type="float" office:value="0">
            <text:p text:style-name="P7">Incremental</text:p>
          </table:table-cell>
          <table:table-cell table:style-name="Respuestas.B2" office:value-type="float" office:value="0">
            <text:p text:style-name="P7">1 mes</text:p>
          </table:table-cell>
          <table:table-cell table:style-name="Respuestas.B2" office:value-type="float" office:value="0">
            <text:p text:style-name="P7">1 dia</text:p>
          </table:table-cell>
          <table:table-cell table:style-name="Respuestas.B2" office:value-type="float" office:value="0">
            <text:p text:style-name="P7">Cinta</text:p>
          </table:table-cell>
          <table:table-cell table:style-name="Respuestas.B2" office:value-type="float" office:value="0">
            <text:p text:style-name="P7">2 anys→ </text:p>
            <text:p text:style-name="P7">Suponiendo 2GB al dia</text:p>
            <text:p text:style-name="P7">(40GB + 2GB*30 dies)*24mesos = 2.4TB</text:p>
            <text:p text:style-name="P8">Que con compresión al ser texto serán 1TB</text:p>
          </table:table-cell>
        </table:table-row>
        <table:table-row table:style-name="Respuestas.1">
          <table:table-cell table:style-name="Respuestas.A2" office:value-type="string">
            <text:p text:style-name="P2">/<text:span text:style-name="T6">usr/local</text:span></text:p>
          </table:table-cell>
          <table:table-cell table:style-name="Respuestas.B7" office:value-type="string">
            <text:p text:style-name="P11">Total</text:p>
          </table:table-cell>
          <table:table-cell table:style-name="Respuestas.C7" office:value-type="string">
            <text:p text:style-name="P11">1 mes</text:p>
          </table:table-cell>
          <table:table-cell table:style-name="Respuestas.D7" office:value-type="string">
            <text:p text:style-name="P11">No</text:p>
          </table:table-cell>
          <table:table-cell table:style-name="Respuestas.E7" office:value-type="string">
            <text:p text:style-name="P11">Cinta</text:p>
          </table:table-cell>
          <table:table-cell table:style-name="Respuestas.F7" office:value-type="string">
            <text:p text:style-name="P11">3 meses → </text:p>
            <text:p text:style-name="P11">100 GB por mes → 300GB con compresión serán unos <text:span text:style-name="T8">150</text:span>GB</text:p>
          </table:table-cell>
        </table:table-row>
        <table:table-row table:style-name="Respuestas.1">
          <table:table-cell table:style-name="Respuestas.A2" office:value-type="string">
            <text:p text:style-name="P2">/<text:span text:style-name="T1">opt</text:span></text:p>
          </table:table-cell>
          <table:table-cell table:style-name="Respuestas.B2" office:value-type="float" office:value="0">
            <text:p text:style-name="P9">Total</text:p>
          </table:table-cell>
          <table:table-cell table:style-name="Respuestas.B2" office:value-type="float" office:value="0">
            <text:p text:style-name="P9">3 mes</text:p>
          </table:table-cell>
          <table:table-cell table:style-name="Respuestas.B2" office:value-type="float" office:value="0">
            <text:p text:style-name="P2"><text:span text:style-name="T5">No</text:span> </text:p>
          </table:table-cell>
          <table:table-cell table:style-name="Respuestas.B2" office:value-type="float" office:value="0">
            <text:p text:style-name="P9">Cinta</text:p>
          </table:table-cell>
          <table:table-cell table:style-name="Respuestas.F8" office:value-type="string">
            <text:p text:style-name="P9">3 mesos →200GB → Compresion serán unos <text:span text:style-name="T8">75-100</text:span>GB</text:p>
          </table:table-cell>
        </table:table-row>
        <table:table-row table:style-name="Respuestas.9">
          <table:table-cell table:style-name="Respuestas.A2" office:value-type="string">
            <text:p text:style-name="P2">/<text:span text:style-name="T1">database</text:span></text:p>
          </table:table-cell>
          <table:table-cell table:style-name="Respuestas.B2" office:value-type="float" office:value="0">
            <text:p text:style-name="P10">Total</text:p>
          </table:table-cell>
          <table:table-cell table:style-name="Respuestas.B2" office:value-type="float" office:value="0">
            <text:p text:style-name="P10">1 semana</text:p>
          </table:table-cell>
          <table:table-cell table:style-name="Respuestas.B2" office:value-type="float" office:value="0">
            <text:p text:style-name="P10">No</text:p>
          </table:table-cell>
          <table:table-cell table:style-name="Respuestas.B2" office:value-type="float" office:value="0">
            <text:p text:style-name="P10">Disc</text:p>
          </table:table-cell>
          <table:table-cell table:style-name="Respuestas.B2" office:value-type="float" office:value="0">
            <text:p text:style-name="P10">15 semanas → </text:p>
            <text:p text:style-name="P10">Usando mysqldump o derivados, esto es un archivo de texto con todas las queries necesarias para reconstruir la DB, suponiendo que son 115 GB de todo texto, esto se puede comprimir muchísimo, ya que se repiten mucho las mismas secuencias del estilo (insert into table ...etc…), así que cada backup podria ocupar 50GB, asumiendo que se hacen muy pocos cambios, con 50 GB en 1TB podemos guardar aproximadamente 20 <text:soft-page-break/>backups, siendo conservadores, 15 backups, por lo tanto podemos guardar 15 semanas de backups totales, si vemos que se pueden comprimir los 115 a menos de 50 GB se podrian incrementar las semanas de backup.</text:p>
          </table:table-cell>
        </table:table-row>
        <table:table-row table:style-name="Respuestas.1">
          <table:table-cell table:style-name="Respuestas.A10" office:value-type="string">
            <text:p text:style-name="P2">/<text:span text:style-name="T1">home</text:span></text:p>
          </table:table-cell>
          <table:table-cell table:style-name="Respuestas.B10" office:value-type="float" office:value="0">
            <text:p text:style-name="P6">Incremental</text:p>
          </table:table-cell>
          <table:table-cell table:style-name="Respuestas.B10" office:value-type="float" office:value="0">
            <text:p text:style-name="P6">1 mes</text:p>
          </table:table-cell>
          <table:table-cell table:style-name="Respuestas.B10" office:value-type="float" office:value="0">
            <text:p text:style-name="P6">1 <text:span text:style-name="T3">setmana</text:span></text:p>
          </table:table-cell>
          <table:table-cell table:style-name="Respuestas.B10" office:value-type="float" office:value="0">
            <text:p text:style-name="P6">Cinta</text:p>
          </table:table-cell>
          <table:table-cell table:style-name="Respuestas.B10" office:value-type="float" office:value="0">
            <text:p text:style-name="P7">6 meses → </text:p>
            <text:p text:style-name="P6">Suponiendo un <text:span text:style-name="T3">50</text:span>GB de cambio <text:span text:style-name="T3">semanal</text:span> (por ejemplo)</text:p>
            <text:p text:style-name="P6">(500 GB total + <text:span text:style-name="T3">50GB * 4</text:span>) *6 meses = 4.<text:span text:style-name="T3">2</text:span> TB, <text:span text:style-name="T3">que con suerte, comprimirán a 3TB.</text:span></text:p>
          </table:table-cell>
        </table:table-row>
      </table:table>
      <text:p text:style-name="P1"><text:span text:style-name="T8">Es podria no fer els backups de / y /usr i utilitzar els seu espai per fer una setmana més de backup de DB o de logs.</text:span> </text:p>
      <text:p text:style-name="P1"><text:span text:style-name="T4">Total </text:span><text:span text:style-name="T7">Cinta </text:span><text:span text:style-name="T4">= </text:span><text:span text:style-name="T5">50GB </text:span><text:span text:style-name="T8">(/ i /usr/)</text:span><text:span text:style-name="T5"> + </text:span><text:span text:style-name="T4">3TB </text:span><text:span text:style-name="T8">(/home)</text:span><text:span text:style-name="T4"> + 1TB</text:span><text:span text:style-name="T8">(/var/mail)</text:span><text:span text:style-name="T4"> </text:span><text:span text:style-name="T5">+ 100GB </text:span><text:span text:style-name="T8">(/var/log)</text:span><text:span text:style-name="T5"> + </text:span><text:span text:style-name="T8">100</text:span><text:span text:style-name="T5">GB</text:span><text:span text:style-name="T8">(/opt)</text:span><text:span text:style-name="T5"> </text:span><text:span text:style-name="T7">+ </text:span><text:span text:style-name="T8">150</text:span><text:span text:style-name="T7">GB </text:span><text:span text:style-name="T8">(/usr/local)</text:span><text:span text:style-name="T7"> </text:span><text:span text:style-name="T5">= </text:span><text:span text:style-name="T8">aprox. </text:span><text:span text:style-name="T5">4.</text:span><text:span text:style-name="T7">5</text:span><text:span text:style-name="T5"> a </text:span><text:span text:style-name="T7">5 </text:span><text:span text:style-name="T5">TB </text:span><text:span text:style-name="T6">a cinta.</text:span></text:p>
      <text:p text:style-name="Standard"><text:s/><text:span text:style-name="T7">Total Disco = 50GB por backup * 15 semanas = 750GB </text:span><text:span text:style-name="T8">a disc.</text:span></text:p>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ystem" style:font-pitch="variable"/>
    <style:font-face style:name="Noto Sans Devanagari1" svg:font-family="'Noto Sans Devanagari'" style:font-family-generic="swiss"/>
    <style:font-face style:name="OpenSymbol" svg:font-family="OpenSymbol" style:font-charset="x-symbol"/>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Source Han Sans CN"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s" fo:country="ES" style:letter-kerning="true" style:font-name-asian="Source Han Sans CN"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Noto Sans Devanagari1" style:font-family-complex="'Noto Sans Devanagari'" style:font-family-generic-complex="swiss"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20000" number:language="es" number:country="ES">
      <number:number number:min-integer-digits="1"/>
    </number:number-style>
    <number:text-style style:name="N20100" number:language="es" number:country="ES">
      <number:text-content/>
    </number:text-style>
    <style:style style:name="Academic.1" style:family="table-cell" style:data-style-name="N20100">
      <style:table-cell-properties fo:border-top="0.74pt solid #000000" fo:border-bottom="0.74pt solid #000000" fo:padding="0in" fo:padding-left="0in" fo:padding-right="0in" fo:padding-top="0in" fo:padding-bottom="0in"/>
    </style:style>
    <style:style style:name="Academic.2" style:family="table-cell" style:data-style-name="N20000">
      <style:table-cell-properties fo:border-bottom="0.74pt solid #000000" fo:padding="0in" fo:padding-left="0in" fo:padding-right="0in" fo:padding-top="0in" fo:padding-bottom="0in"/>
    </style:style>
    <style:style style:name="Academic.3" style:family="table-cell" style:data-style-name="N20100">
      <style:table-cell-properties fo:padding="0in" fo:padding-left="0in" fo:padding-right="0in" fo:padding-top="0in" fo:padding-bottom="0in"/>
    </style:style>
    <style:style style:name="Academic.4" style:family="table-cell" style:data-style-name="N20000">
      <style:table-cell-properties fo:padding="0in" fo:padding-left="0in" fo:padding-right="0in" fo:padding-top="0in" fo:padding-bottom="0in"/>
    </style:style>
    <style:style style:name="Academic.5" style:family="table-cell" style:data-style-name="N20000">
      <style:table-cell-properties fo:padding="0in" fo:padding-left="0in" fo:padding-right="0in" fo:padding-top="0in" fo:padding-bottom="0in"/>
    </style:style>
    <style:style style:name="Academic.6" style:family="table-cell" style:data-style-name="N20100">
      <style:table-cell-properties fo:padding="0in" fo:padding-left="0in" fo:padding-right="0in" fo:padding-top="0in" fo:padding-bottom="0in"/>
    </style:style>
    <style:style style:name="Academic.7" style:family="table-cell" style:data-style-name="N20000">
      <style:table-cell-properties fo:padding="0in" fo:padding-left="0in" fo:padding-right="0in" fo:padding-top="0in" fo:padding-bottom="0in"/>
    </style:style>
    <style:style style:name="Academic.8" style:family="table-cell" style:data-style-name="N20000">
      <style:table-cell-properties fo:padding="0in" fo:padding-left="0in" fo:padding-right="0in" fo:padding-top="0in" fo:padding-bottom="0in"/>
    </style:style>
    <style:style style:name="Academic.9" style:family="table-cell" style:data-style-name="N20000">
      <style:table-cell-properties fo:padding="0in" fo:padding-left="0in" fo:padding-right="0in" fo:padding-top="0in" fo:padding-bottom="0in"/>
    </style:style>
    <style:style style:name="Academic.10" style:family="table-cell" style:data-style-name="N20000">
      <style:table-cell-properties fo:padding="0in" fo:padding-left="0in" fo:padding-right="0in" fo:padding-top="0in" fo:padding-bottom="0in"/>
    </style:style>
    <style:style style:name="Academic.11" style:family="table-cell" style:data-style-name="N20100">
      <style:table-cell-properties fo:border-top="0.74pt solid #000000" fo:border-bottom="0.74pt solid #000000" fo:padding="0in" fo:padding-left="0in" fo:padding-right="0in" fo:padding-top="0in" fo:padding-bottom="0in"/>
    </style:style>
    <style:style style:name="Academic.12" style:family="table-cell" style:data-style-name="N20100">
      <style:table-cell-properties fo:border-top="0.74pt solid #000000" fo:border-bottom="0.74pt solid #000000" fo:padding="0in" fo:padding-left="0in" fo:padding-right="0in" fo:padding-top="0in" fo:padding-bottom="0in"/>
    </style:style>
    <style:style style:name="Academic.13" style:family="table-cell" style:data-style-name="N20100">
      <style:table-cell-properties fo:border-bottom="0.74pt solid #000000" fo:padding="0in" fo:padding-left="0in" fo:padding-right="0in" fo:padding-top="0in" fo:padding-bottom="0in"/>
    </style:style>
    <style:style style:name="Academic.14" style:family="table-cell" style:data-style-name="N20000">
      <style:table-cell-properties fo:border-bottom="0.74pt solid #000000" fo:padding="0in" fo:padding-left="0in" fo:padding-right="0in" fo:padding-top="0in" fo:padding-bottom="0in"/>
    </style:style>
    <style:style style:name="Academic.15" style:family="table-cell" style:data-style-name="N20100">
      <style:table-cell-properties fo:border-top="0.74pt solid #000000" fo:border-bottom="0.74pt solid #000000" fo:padding="0in" fo:padding-left="0in" fo:padding-right="0in" fo:padding-top="0in" fo:padding-bottom="0in"/>
    </style:style>
    <style:style style:name="Academic.16" style:family="table-cell" style:data-style-name="N20000">
      <style:table-cell-properties fo:border-bottom="0.74pt solid #000000" fo:padding="0in" fo:padding-left="0in" fo:padding-right="0in" fo:padding-top="0in" fo:padding-bottom="0in"/>
    </style:styl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5-03T20:34:50.904680213</meta:creation-date>
    <dc:date>2022-05-03T22:34:39.756577879</dc:date>
    <meta:editing-duration>PT8M35S</meta:editing-duration>
    <meta:editing-cycles>1</meta:editing-cycles>
    <meta:document-statistic meta:table-count="1" meta:image-count="0" meta:object-count="0" meta:page-count="2" meta:paragraph-count="73" meta:word-count="376" meta:character-count="1957" meta:non-whitespace-character-count="1646"/>
    <meta:generator>LibreOffice/7.2.6.2$Linux_X86_64 LibreOffice_project/20$Build-2</meta:generator>
  </office:meta>
</office:document-meta>
</file>